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0)" style:apply-style-name="Bez_20_tytułu1" style:base-cell-address="'RA1.Wilcoxon=2'.B9"/>
      <style:map style:condition="cell-content()='-" style:apply-style-name="Bez_20_tytułu2" style:base-cell-address="'RA1.Wilcoxon=2'.B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RA1.Wilcoxon=2" table:style-name="ta1">
        <table:table-column table:style-name="co1" table:default-cell-style-name="ce3"/>
        <table:table-column table:style-name="co2" table:number-columns-repeated="56" table:default-cell-style-name="ce7"/>
        <table:table-column table:style-name="co3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56" table:number-rows-spanned="1">
            <text:p>OGÓLNE</text:p>
          </table:table-cell>
          <table:covered-table-cell table:number-columns-repeated="55"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Limit wykonań funkcji przystosowania:</text:p>
          </table:table-cell>
          <table:table-cell table:style-name="Default" table:number-columns-repeated="9"/>
          <table:table-cell table:style-name="ce2" office:value-type="string" calcext:value-type="string">
            <text:p>10 0000 * dim</text:p>
          </table:table-cell>
          <table:table-cell table:style-name="Default" table:number-columns-repeated="45"/>
          <table:table-cell/>
        </table:table-row>
        <table:table-row table:style-name="ro1">
          <table:table-cell table:style-name="Default" table:number-columns-repeated="11"/>
          <table:table-cell table:style-name="ce2"/>
          <table:table-cell table:style-name="Default" table:number-columns-repeated="45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=</text:p>
          </table:table-cell>
          <table:table-cell table:number-columns-repeated="6" table:style-name="ce6" office:value-type="string" calcext:value-type="string">
            <text:p>+</text:p>
          </table:table-cell>
          <table:table-cell table:number-columns-repeated="4"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5"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=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6" table:style-name="ce6" office:value-type="string" calcext:value-type="string">
            <text:p>+</text:p>
          </table:table-cell>
          <table:table-cell table:number-columns-repeated="6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6" table:style-name="ce6" office:value-type="string" calcext:value-type="string">
            <text:p>-</text:p>
          </table:table-cell>
          <table:table-cell table:number-columns-repeated="10" table:style-name="ce6" office:value-type="string" calcext:value-type="string">
            <text:p>+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6" table:style-name="ce6" office:value-type="string" calcext:value-type="string">
            <text:p>+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+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8" table:style-name="ce6" office:value-type="string" calcext:value-type="string">
            <text:p>+</text:p>
          </table:table-cell>
          <table:table-cell table:number-columns-repeated="6" table:style-name="ce6" office:value-type="string" calcext:value-type="string">
            <text:p>-</text:p>
          </table:table-cell>
          <table:table-cell table:number-columns-repeated="10" table:style-name="ce6" office:value-type="string" calcext:value-type="string">
            <text:p>+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6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8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Hfactor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10 * dim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Hfactor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2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Hfactor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style-name="Default" table:number-columns-repeated="57"/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31" table:number-rows-spanned="1">
            <text:p>Bez modyfikacji</text:p>
          </table:table-cell>
          <table:covered-table-cell table:number-columns-repeated="30" table:style-name="ce8"/>
          <table:table-cell table:style-name="ce4" office:value-type="string" calcext:value-type="string" table:number-columns-spanned="25" table:number-rows-spanned="1">
            <text:p>Z modyfikacją</text:p>
          </table:table-cell>
          <table:covered-table-cell table:number-columns-repeated="24" table:style-name="ce8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10</text:p>
          </table:table-cell>
          <table:table-cell table:style-name="Default" table:number-columns-repeated="21"/>
          <table:table-cell table:style-name="Default" office:value-type="string" calcext:value-type="string">
            <text:p>Hfactor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Rozmiar populacji</text:p>
          </table:table-cell>
          <table:table-cell table:style-name="Default" table:number-columns-repeated="4"/>
          <table:table-cell table:style-name="ce2" office:value-type="string" calcext:value-type="string">
            <text:p>(10 * dim)/Hfactor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f1</text:p>
          </table:table-cell>
          <table:covered-table-cell table:style-name="ce2"/>
          <table:table-cell table:style-name="ce9" office:value-type="string" calcext:value-type="string" table:number-columns-spanned="2" table:number-rows-spanned="1">
            <text:p>f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19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0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1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2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3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4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5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6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7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f2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=</text:p>
          </table:table-cell>
          <table:table-cell table:style-name="ce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7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=</text:p>
          </table:table-cell>
          <table:table-cell table:number-columns-repeated="10" office:value-type="string" calcext:value-type="string">
            <text:p>+</text:p>
          </table:table-cell>
          <table:table-cell table:style-name="ce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=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=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=</text:p>
          </table:table-cell>
          <table:table-cell table:number-columns-repeated="10" office:value-type="string" calcext:value-type="string">
            <text:p>+</text:p>
          </table:table-cell>
          <table:table-cell table:style-name="ce7"/>
        </table:table-row>
        <calcext:conditional-formats>
          <calcext:conditional-format calcext:target-range-address="'RA1.Wilcoxon=2'.B9:'RA1.Wilcoxon=2'.BE11">
            <calcext:condition calcext:apply-style-name="Bez tytułu1" calcext:value="formula-is(0)" calcext:base-cell-address="'RA1.Wilcoxon=2'.B9"/>
            <calcext:condition calcext:apply-style-name="Bez tytułu2" calcext:value="='-" calcext:base-cell-address="'RA1.Wilcoxon=2'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ccff66"/>
    </style:style>
    <style:style style:name="Bez_20_tytułu2" style:display-name="Bez tytułu2" style:family="table-cell" style:parent-style-name="Default">
      <style:table-cell-properties fo:background-color="#ffd32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.00.0000</text:date>, <text:time style:data-style-name="N2" text:time-value="09:54:14.3090778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1T09:58:59.409709556</dc:date>
    <meta:editing-duration>PT32M10S</meta:editing-duration>
    <meta:editing-cycles>6</meta:editing-cycles>
    <meta:generator>LibreOffice/4.3.3.2$Linux_X86_64 LibreOffice_project/430m0$Build-2</meta:generator>
    <meta:document-statistic meta:table-count="1" meta:cell-count="1865" meta:object-count="0"/>
  </office:meta>
</office:document-meta>
</file>